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5.185833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2.56645833333333cm" style:use-optimal-column-width="true"/>
    </style:style>
    <style:style style:name="co7" style:family="table-column">
      <style:table-column-properties fo:break-before="auto" style:column-width="1.349375cm" style:use-optimal-column-width="true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>
      <style:map style:condition="of:cell-content()=2" style:apply-style-name="cf1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3">
            <text:p>Name</text:p>
          </table:table-cell>
          <table:table-cell office:value-type="string" table:style-name="ce1">
            <text:p>Nation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Year_of_Launch</text:p>
          </table:table-cell>
          <table:table-cell office:value-type="string" table:style-name="ce1">
            <text:p>F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reg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iana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Sold for Scap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ichou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Hairong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Izum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</text:p>
          </table:table-cell>
          <table:table-cell office:value-type="float" office:value="1898" table:style-name="ce1">
            <text:p>1898</text:p>
          </table:table-cell>
          <table:table-cell office:value-type="string" table:style-name="ce1">
            <text:p>Sunk 24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wat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Sunk 26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mno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Sunk 23.4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lesi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Blown up 4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leswig-Holste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te di Cavour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iulio Cesar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Renamed Novorossiysk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t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wachi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entur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11)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unk 7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ingru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Zhaoh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New Yor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Sunk 8.7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xa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retag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3.7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rrai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January 19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ovenc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run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ri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15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n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21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een Elizabet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rspit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lli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Zhaoh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15.8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vad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31.7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r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25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alian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ma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izo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7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nnsylva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10.2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lay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yal Sovereig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8.5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g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gus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rag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Damaged 7.7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yu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2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Mexi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November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o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dmiral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24.5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ana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27.3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ag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Eagl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1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tsut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3.3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8.12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elaide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Town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rm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ermes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9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10.3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g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29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20.4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tak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crapped 30.1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19.7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20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8.6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orad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old for Scrap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ff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awkins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Wrecked 18.5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s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osh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g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nk 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uz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cor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lwauk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0.12.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7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18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u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25.10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troi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guay-Trou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Decommissioned 19.3.195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bu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blehea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in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unk 13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nd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.11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uba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ubar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7.4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 Motte-Picq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unk January 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mph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k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kagi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5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ques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Condemn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d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mde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uttled 3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rut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unk 20.12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0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x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8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rat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dne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els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7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nwal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5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umberlan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Broken up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ob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ugas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iest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von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December 19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nd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rlsruh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9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enigs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10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yo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uttled 8.6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c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5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en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1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el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nk 3.3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hi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nk 8.6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gu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unk 16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be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orset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5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ipzi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uttled 11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est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u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.3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nsacol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lt Lake Cit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ch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gus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ca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30.1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uis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pleix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ta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3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3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ka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31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orizi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ar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9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utschland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renamed Luetzow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3.9.193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ian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ortla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cunk 30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yuj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jo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4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ok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geri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lgerie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lzan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unk 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Sche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nk 9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ile Bert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mile Bertin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tori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nne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uscaloos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yu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ho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Graf Spe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uttled 17.12.19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rth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1.3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ydney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Lost 19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uern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6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g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zu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nkerqu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 de Vien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seillai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calm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rapped 19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inc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Renamed Yasoshim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o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8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to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yod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rasbourg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neisena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March 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arnhorst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6.12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r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22.2.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eorges Leygu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um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15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ncenne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rm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asgow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old for Scrap July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cast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old for Scrap August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nterpr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orktown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7.7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u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Hipp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uttled 2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luech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9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k Roy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k Royal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14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sh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ol do Chile 19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oroshil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5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n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14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ittori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ttorio Vene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z Eug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hoeni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2.5.19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raf Zeppel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raf Zeppeli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uttled 16.8.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iyo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.9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xim Gorkiy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old for Scrap 18.4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int Lou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</text:p>
          </table:table-cell>
          <table:table-cell office:value-type="float" office:value="1938" table:style-name="ce1">
            <text:p>193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Ch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lfas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Mesium Ship since 21.10.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dinburg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Lost 2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smarck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7.5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rpitz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2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uriti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rown Colony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rmid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5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llust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ct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8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g George V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lot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old for Scrap 4.4.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isshin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isshin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2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ichelieu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l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6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o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9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ui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u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4.12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5.9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mper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p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sp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5.9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omit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w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ng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ong Island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7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h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 Ba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4.12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18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m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unk 9.9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sas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m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rnet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27.10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g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5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tlan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unea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Die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Ju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pah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ogue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umb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20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shi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41" table:style-name="ce1">
            <text:p>1941</text:p>
          </table:table-cell>
          <table:table-cell office:value-type="string" table:style-name="ce2">
            <text:p>Sunk 12.0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ia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ssachusett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uth Dako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ctivit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ctivity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old into merchant service 25.3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o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h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ltimor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nv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am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peli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unker Hil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sse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x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lleau Woo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ependenc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uttled 19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ce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4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ow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Jers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linin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old for Scrap 12.4.196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yod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Oyod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5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me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aba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esium Ship since 11.6.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ask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u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August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nberr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8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zi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sablanc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regido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nil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.9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cus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9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tom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mmaney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uttled 4.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vo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9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ke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19.4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oss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r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8.8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rankl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rnet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ese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trepi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p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orktow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buk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buk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22.11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taan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bo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200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wpen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ngle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er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Jacint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iscons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bit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ho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9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m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27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tsur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9.1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kaw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nk 2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int Pau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Broken up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kin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1.1.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trof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<text:s/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rgent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amrock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May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eamer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29.8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ncoc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1.9.197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dolp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conder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ssour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ganovich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6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in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an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nk 29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 Gras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e Grasse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len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old for Scrap 13.11.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inc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ar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earn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March 19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9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nolul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hent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29.6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ginaw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27.11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tor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asad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y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est Virgi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strali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rapp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nberr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uttled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urage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unk 17.9.19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maug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uttled 8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urvill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Condemn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iche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Haiq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tie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Jeanne d'Arc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Jeanne d'Arc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crapped 19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s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ke of York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ce of Wal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0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e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14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 Galissonnie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i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bart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ch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ng Islan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lki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Sunk 23.4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klaho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7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ssissipp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old for Scrap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Francis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leig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g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Rang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now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puls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10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solut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i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yo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7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ffre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lifor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nness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ngj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Tongj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Fium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9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unk 28.3.1941</text:p>
          </table:table-cell>
          <table:table-cell table:number-columns-repeated="16379"/>
        </table:table-row>
        <table:table-row table:number-rows-repeated="1048245" table:style-name="ro1">
          <table:table-cell table:style-name="ce3"/>
          <table:table-cell table:number-columns-repeated="16383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2:Sheet1.E331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#FFC7CE"/>
      <style:text-properties fo:color="#9C0006"/>
    </style:style>
    <style:style style:name="cf10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FFC7CE"/>
      <style:text-properties fo:color="#9C0006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f11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Carina</dc:creator>
    <meta:creation-date>2009-04-16T11:32:48Z</meta:creation-date>
    <dc:date>2017-06-19T16:37:58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